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ans" svg:font-family="OpenSans, Arial, Helvetica, sans-serif"/>
    <style:font-face style:name="OpenSymbol" svg:font-family="OpenSymbol"/>
    <style:font-face style:name="inherit" svg:font-family="inherit"/>
    <style:font-face style:name="var font-family-input" svg:font-family="'var font-family-inpu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52in" fo:margin-bottom="0in" fo:line-height="200%" fo:orphans="2" fo:widows="2" fo:text-indent="0in" style:auto-text-indent="false" fo:padding="0in" fo:border="none"/>
      <style:text-properties fo:font-variant="normal" fo:text-transform="none" style:font-name="OpenSans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fo:line-height="200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e141e" style:font-name="inherit" fo:font-size="10.5pt" fo:letter-spacing="normal" fo:font-style="normal" fo:font-weight="normal"/>
    </style:style>
    <style:style style:name="T2" style:family="text">
      <style:text-properties fo:font-variant="normal" fo:text-transform="none" fo:color="#0e141e" style:font-name="var font-family-input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iven an integer,<text:bookmark text:name="MathJax-Element-1-Frame"/> n , perform the following conditional actions:</text:p>
      <text:list xml:id="list3832266931816222398" text:style-name="L1">
        <text:list-item>
          <text:p text:style-name="P2"><text:span text:style-name="T1">If n is odd, print </text:span><text:span text:style-name="Source_20_Text"><text:span text:style-name="T2">Weird</text:span></text:span></text:p>
        </text:list-item>
        <text:list-item>
          <text:p text:style-name="P2"><text:span text:style-name="T1">If n is even and in the inclusive range of 2 to</text:span><text:bookmark text:name="MathJax-Element-5-Frame"/><text:span text:style-name="T1"> 5</text:span><text:span text:style-name="T1"> , print </text:span><text:span text:style-name="Source_20_Text"><text:span text:style-name="T2">Not Weird</text:span></text:span></text:p>
        </text:list-item>
        <text:list-item>
          <text:p text:style-name="P2"><text:span text:style-name="T1">If n is even and in the inclusive range of 6 to</text:span><text:bookmark text:name="MathJax-Element-8-Frame"/><text:span text:style-name="T1"> 20</text:span><text:span text:style-name="T1"> , print </text:span><text:span text:style-name="Source_20_Text"><text:span text:style-name="T2">Weird</text:span></text:span></text:p>
        </text:list-item>
        <text:list-item>
          <text:p text:style-name="P2"><text:span text:style-name="T1">If n is even and greater tha</text:span><text:bookmark text:name="MathJax-Element-10-Frame"/><text:span text:style-name="T1">n 20, print </text:span><text:span text:style-name="Source_20_Text"><text:span text:style-name="T2">Not Weird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ans" svg:font-family="OpenSans, Arial, Helvetica, sans-serif"/>
    <style:font-face style:name="OpenSymbol" svg:font-family="OpenSymbol"/>
    <style:font-face style:name="inherit" svg:font-family="inherit"/>
    <style:font-face style:name="var font-family-input" svg:font-family="'var font-family-inpu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pika Ropar Sahar wali </meta:initial-creator>
    <meta:creation-date>2019-06-12T12:08:41.32</meta:creation-date>
    <dc:date>2019-07-12T17:06:11.30</dc:date>
    <dc:creator>Sipika Ropar Sahar wali </dc:creator>
    <meta:editing-duration>PT11M24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5" meta:word-count="65" meta:character-count="275"/>
  </office:meta>
</office:document-meta>
</file>